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fo:break-before="page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table:align="left" style:writing-mode="lr-tb"/>
    </style:style>
    <style:style style:name="Table88pb" style:family="table">
      <style:table-properties fo:break-before="page" style:width="26.853cm" fo:margin-left="0cm" fo:margin-top="0cm" fo:margin-bottom="0cm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margin-top="0cm" fo:margin-bottom="0cm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pb" style:family="paragraph" style:parent-style-name="Standard">
      <style:paragraph-properties fo:margin-top="0cm" fo:margin-bottom="0.212cm" style:contextual-spacing="false" fo:text-align="start" style:justify-single-word="false" fo:orphans="2" fo:widows="2" fo:break-before="page"/>
      <style:text-properties style:font-name="Cambria" fo:font-weight="bold" fo:language="en" fo:country="GB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" style:family="paragraph" style:parent-style-name="Standard">
      <style:paragraph-properties fo:break-before="pag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ext:p text:style-name="PageBreakClean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pb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47" loext:marker-style-name="T1"><ns6:frame ns6:style-name="fr1" ns6:name="BackPage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2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3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4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5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6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7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9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0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1" table:style-name="Table88pb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row table:style-name="Table89.1">
          <table:table-cell table:style-name="Table89.A1" table:number-columns-spanned="2" office:value-type="string">
            <text:p text:style-name="P9" loext:marker-style-name="T1"><text:span text:style-name="T1">${Common_T03110}</text:span><text:span text:style-name="T1"/></text:p>
          </table:table-cell>
          <table:covered-table-cell/>
          <table:table-cell table:style-name="Table89.A1" office:value-type="string">
            <text:p text:style-name="P9" loext:marker-style-name="T1"><text:span text:style-name="T1">${Common_T03120}</text:span><text:span text:style-name="T1"/></text:p>
          </table:table-cell>
        </table:table-row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PageBreakClean"/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1" loext:marker-style-name="T1"><ns6:frame ns6:style-name="fr1" ns6:name="Picture 3" text:anchor-type="as-char" svg:width="12.820cm" svg:height="15.500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